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2025-03-05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6816" calcext:value-type="float">
            <text:p>112.4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2024-10-02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47016" calcext:value-type="float">
            <text:p>114.0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2024-03-14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23944" calcext:value-type="float">
            <text:p>118.4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2023-03-06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64392" calcext:value-type="float">
            <text:p>112.8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2022-10-12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61088" calcext:value-type="float">
            <text:p>113.8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2022-03-02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68864" calcext:value-type="float">
            <text:p>112.0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2021-10-14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0272" calcext:value-type="float">
            <text:p>113.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2021-03-02 2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6048" calcext:value-type="float">
            <text:p>111.6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2020-10-0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1128" calcext:value-type="float">
            <text:p>113.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2020-03-11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8992" calcext:value-type="float">
            <text:p>111.5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2019-10-15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4552" calcext:value-type="float">
            <text:p>112.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2019-03-0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156" calcext:value-type="float">
            <text:p>111.5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2018-10-11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15624" calcext:value-type="float">
            <text:p>112.8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2018-03-20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3104" calcext:value-type="float">
            <text:p>111.7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2017-10-16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88776" calcext:value-type="float">
            <text:p>112.8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2017-03-08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13872" calcext:value-type="float">
            <text:p>112.5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2016-10-17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14912" calcext:value-type="float">
            <text:p>113.2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2016-03-09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20096" calcext:value-type="float">
            <text:p>112.0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2015-10-19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46688" calcext:value-type="float">
            <text:p>112.9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2015-03-03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2014-10-02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37416" calcext:value-type="float">
            <text:p>113.4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2014-03-04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1768" calcext:value-type="float">
            <text:p>111.6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2013-11-06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06608" calcext:value-type="float">
            <text:p>112.3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2013-03-04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95384" calcext:value-type="float">
            <text:p>110.8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2012-10-04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928" calcext:value-type="float">
            <text:p>112.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2012-03-01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7472" calcext:value-type="float">
            <text:p>110.8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2011-10-24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23144" calcext:value-type="float">
            <text:p>112.0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2011-03-07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7472" calcext:value-type="float">
            <text:p>110.8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2010-10-18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54208" calcext:value-type="float">
            <text:p>112.1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2010-03-03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50376" calcext:value-type="float">
            <text:p>110.4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2009-10-07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44352" calcext:value-type="float">
            <text:p>112.5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2009-03-02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0832" calcext:value-type="float">
            <text:p>111.0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2008-10-20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3288" calcext:value-type="float">
            <text:p>112.4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2008-03-05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35008" calcext:value-type="float">
            <text:p>110.9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2007-10-10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61144" calcext:value-type="float">
            <text:p>111.2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2007-03-05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2006-10-23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28784" calcext:value-type="float">
            <text:p>111.4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2006-03-06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98432" calcext:value-type="float">
            <text:p>110.8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2005-10-0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55376" calcext:value-type="float">
            <text:p>112.3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2005-03-07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004" calcext:value-type="float">
            <text:p>110.8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2004-10-18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3208" calcext:value-type="float">
            <text:p>111.7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2004-03-03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192" calcext:value-type="float">
            <text:p>110.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2003-10-09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3544" calcext:value-type="float">
            <text:p>111.4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2003-07-15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6232" calcext:value-type="float">
            <text:p>112.3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2003-03-0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00568" calcext:value-type="float">
            <text:p>109.7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200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86368" calcext:value-type="float">
            <text:p>110.3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2002-04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09968" calcext:value-type="float">
            <text:p>108.7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2001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62952" calcext:value-type="float">
            <text:p>108.9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2001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1144" calcext:value-type="float">
            <text:p>107.4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200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30136" calcext:value-type="float">
            <text:p>108.5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2000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51856" calcext:value-type="float">
            <text:p>107.0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99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68008" calcext:value-type="float">
            <text:p>108.2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99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5008" calcext:value-type="float">
            <text:p>107.1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98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46088" calcext:value-type="float">
            <text:p>108.1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98-03-11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4256" calcext:value-type="float">
            <text:p>107.2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97-07-08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27088" calcext:value-type="float">
            <text:p>108.5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97-03-14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44792" calcext:value-type="float">
            <text:p>108.4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96-07-19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97064" calcext:value-type="float">
            <text:p>109.0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95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5744" calcext:value-type="float">
            <text:p>109.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94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89088" calcext:value-type="float">
            <text:p>109.2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94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278" calcext:value-type="float">
            <text:p>108.1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93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75016" calcext:value-type="float">
            <text:p>109.4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93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96608" calcext:value-type="float">
            <text:p>108.4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92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47128" calcext:value-type="float">
            <text:p>108.8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9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6008" calcext:value-type="float">
            <text:p>107.5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91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35904" calcext:value-type="float">
            <text:p>107.4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91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17744" calcext:value-type="float">
            <text:p>106.9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9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3416" calcext:value-type="float">
            <text:p>108.1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9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64376" calcext:value-type="float">
            <text:p>108.1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90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60544" calcext:value-type="float">
            <text:p>106.4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8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5808" calcext:value-type="float">
            <text:p>106.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88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2468" calcext:value-type="float">
            <text:p>106.0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87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4216" calcext:value-type="float">
            <text:p>106.8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86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03344" calcext:value-type="float">
            <text:p>106.0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85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28184" calcext:value-type="float">
            <text:p>106.6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8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96536" calcext:value-type="float">
            <text:p>106.3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84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292" calcext:value-type="float">
            <text:p>107.1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8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84544" calcext:value-type="float">
            <text:p>107.9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82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326" calcext:value-type="float">
            <text:p>108.4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81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51728" calcext:value-type="float">
            <text:p>107.5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81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39992" calcext:value-type="float">
            <text:p>108.1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81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42912" calcext:value-type="float">
            <text:p>108.6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81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5932" calcext:value-type="float">
            <text:p>108.8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81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81952" calcext:value-type="float">
            <text:p>108.5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8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94272" calcext:value-type="float">
            <text:p>108.0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81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9264" calcext:value-type="float">
            <text:p>107.6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80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04" calcext:value-type="float">
            <text:p>108.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8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3464" calcext:value-type="float">
            <text:p>106.9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79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3448" calcext:value-type="float">
            <text:p>108.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7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52184" calcext:value-type="float">
            <text:p>108.1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7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9976" calcext:value-type="float">
            <text:p>107.2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76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4112" calcext:value-type="float">
            <text:p>106.8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76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56328" calcext:value-type="float">
            <text:p>106.2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75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72152" calcext:value-type="float">
            <text:p>106.3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74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43424" calcext:value-type="float">
            <text:p>106.6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73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69688" calcext:value-type="float">
            <text:p>106.4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72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37328" calcext:value-type="float">
            <text:p>106.6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71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5928" calcext:value-type="float">
            <text:p>106.8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70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27472" calcext:value-type="float">
            <text:p>107.0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69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98744" calcext:value-type="float">
            <text:p>107.2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6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32856" calcext:value-type="float">
            <text:p>107.4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68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3736" calcext:value-type="float">
            <text:p>106.8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68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15408" calcext:value-type="float">
            <text:p>106.5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67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4192" calcext:value-type="float">
            <text:p>107.4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66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98744" calcext:value-type="float">
            <text:p>107.2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65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87392" calcext:value-type="float">
            <text:p>106.3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6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17744" calcext:value-type="float">
            <text:p>106.9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65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00752" calcext:value-type="float">
            <text:p>106.6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6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34024" calcext:value-type="float">
            <text:p>107.6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63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1048" calcext:value-type="float">
            <text:p>106.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6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14696" calcext:value-type="float">
            <text:p>106.9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6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0352" calcext:value-type="float">
            <text:p>107.2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6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45632" calcext:value-type="float">
            <text:p>107.5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63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03544" calcext:value-type="float">
            <text:p>107.6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6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77992" calcext:value-type="float">
            <text:p>107.3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6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1104" calcext:value-type="float">
            <text:p>107.1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63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89728" calcext:value-type="float">
            <text:p>106.7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6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67224" calcext:value-type="float">
            <text:p>106.5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6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08728" calcext:value-type="float">
            <text:p>106.4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62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3064" calcext:value-type="float">
            <text:p>107.5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60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23968" calcext:value-type="float">
            <text:p>106.4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60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06976" calcext:value-type="float">
            <text:p>106.1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59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0896" calcext:value-type="float">
            <text:p>106.9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59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7304" calcext:value-type="float">
            <text:p>107.2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59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11776" calcext:value-type="float">
            <text:p>106.4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5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31944" calcext:value-type="float">
            <text:p>106.2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5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24" calcext:value-type="float">
            <text:p>106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5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0664" calcext:value-type="float">
            <text:p>107.4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58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" calcext:value-type="float">
            <text:p>106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5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9044" calcext:value-type="float">
            <text:p>106.3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57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9392" calcext:value-type="float">
            <text:p>107.1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5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676" calcext:value-type="float">
            <text:p>107.4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57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8856" calcext:value-type="float">
            <text:p>106.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57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89856" calcext:value-type="float">
            <text:p>106.2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5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4968" calcext:value-type="float">
            <text:p>106.8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5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9628" calcext:value-type="float">
            <text:p>107.3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56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70272" calcext:value-type="float">
            <text:p>106.5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56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74616" calcext:value-type="float">
            <text:p>106.2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55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276" calcext:value-type="float">
            <text:p>106.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54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74032" calcext:value-type="float">
            <text:p>106.1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5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6664" calcext:value-type="float">
            <text:p>106.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54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79544" calcext:value-type="float">
            <text:p>106.0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54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99128" calcext:value-type="float">
            <text:p>105.7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54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59504" calcext:value-type="float">
            <text:p>105.7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53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51528" calcext:value-type="float">
            <text:p>105.9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53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03928" calcext:value-type="float">
            <text:p>106.1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53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87976" calcext:value-type="float">
            <text:p>106.4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53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36744" calcext:value-type="float">
            <text:p>106.5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53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51984" calcext:value-type="float">
            <text:p>106.5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53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91608" calcext:value-type="float">
            <text:p>106.5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5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6476" calcext:value-type="float">
            <text:p>106.6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53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07432" calcext:value-type="float">
            <text:p>106.7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5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" calcext:value-type="float">
            <text:p>106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53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31816" calcext:value-type="float">
            <text:p>106.7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53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47056" calcext:value-type="float">
            <text:p>106.7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53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2572" calcext:value-type="float">
            <text:p>106.7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5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13528" calcext:value-type="float">
            <text:p>106.7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5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3048" calcext:value-type="float">
            <text:p>106.6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53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1904" calcext:value-type="float">
            <text:p>106.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53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97704" calcext:value-type="float">
            <text:p>106.5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5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61128" calcext:value-type="float">
            <text:p>106.5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5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4284" calcext:value-type="float">
            <text:p>106.5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53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514" calcext:value-type="float">
            <text:p>106.4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53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3616" calcext:value-type="float">
            <text:p>106.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53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53864" calcext:value-type="float">
            <text:p>106.3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5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99" calcext:value-type="float">
            <text:p>106.2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53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80128" calcext:value-type="float">
            <text:p>106.1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53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67936" calcext:value-type="float">
            <text:p>106.1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07112285101</text:p>
          </table:table-cell>
          <table:table-cell office:value-type="string" calcext:value-type="string">
            <text:p>05N 34E 29DAA1 <text:s text:c="14"/>USGS 29</text:p>
          </table:table-cell>
          <table:table-cell office:value-type="string" calcext:value-type="string">
            <text:p>195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13656" calcext:value-type="float">
            <text:p>106.2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56" meta:object-count="0"/>
    <meta:user-defined meta:name="AppVersion">3.0</meta:user-defined>
  </office:meta>
</office:document-meta>
</file>